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eea8" officeooo:paragraph-rsid="0018eea8" style:font-weight-asian="bold" style:font-weight-complex="bold"/>
    </style:style>
    <style:style style:name="P3" style:family="paragraph" style:parent-style-name="Standard">
      <style:text-properties fo:font-weight="bold" officeooo:rsid="0026d7ec" officeooo:paragraph-rsid="0026d7ec" style:font-weight-asian="bold" style:font-weight-complex="bold"/>
    </style:style>
    <style:style style:name="P4" style:family="paragraph" style:parent-style-name="Standard">
      <style:text-properties fo:font-weight="bold" officeooo:rsid="002e0853" officeooo:paragraph-rsid="0026d7ec" style:font-weight-asian="bold" style:font-weight-complex="bold"/>
    </style:style>
    <style:style style:name="P5" style:family="paragraph" style:parent-style-name="Standard">
      <style:text-properties fo:font-weight="bold" officeooo:rsid="002e0853" officeooo:paragraph-rsid="00376c8a" style:font-weight-asian="bold" style:font-weight-complex="bold"/>
    </style:style>
    <style:style style:name="P6" style:family="paragraph" style:parent-style-name="Standard">
      <style:text-properties fo:font-weight="bold" officeooo:rsid="00289128" officeooo:paragraph-rsid="00289128" style:font-weight-asian="bold" style:font-weight-complex="bold"/>
    </style:style>
    <style:style style:name="P7" style:family="paragraph" style:parent-style-name="Standard">
      <style:text-properties fo:font-weight="bold" officeooo:rsid="00376c8a" officeooo:paragraph-rsid="00376c8a" style:font-weight-asian="bold" style:font-weight-complex="bold"/>
    </style:style>
    <style:style style:name="P8" style:family="paragraph" style:parent-style-name="Standard">
      <style:text-properties fo:font-weight="bold" officeooo:rsid="001ed4f1" officeooo:paragraph-rsid="00376c8a" style:font-weight-asian="bold" style:font-weight-complex="bold"/>
    </style:style>
    <style:style style:name="P9" style:family="paragraph" style:parent-style-name="Standard">
      <style:text-properties fo:font-weight="bold" officeooo:rsid="001ed4f1" officeooo:paragraph-rsid="00427f8b" style:font-weight-asian="bold" style:font-weight-complex="bold"/>
    </style:style>
    <style:style style:name="P10" style:family="paragraph" style:parent-style-name="Standard">
      <style:text-properties fo:font-weight="bold" officeooo:rsid="00428b1e" officeooo:paragraph-rsid="00428b1e" style:font-weight-asian="bold" style:font-weight-complex="bold"/>
    </style:style>
    <style:style style:name="P11" style:family="paragraph" style:parent-style-name="Standard">
      <style:text-properties fo:font-weight="bold" officeooo:rsid="001b9997" officeooo:paragraph-rsid="0051bda0" style:font-weight-asian="bold" style:font-weight-complex="bold"/>
    </style:style>
    <style:style style:name="P12" style:family="paragraph" style:parent-style-name="Standard">
      <style:text-properties fo:font-weight="bold" officeooo:rsid="005012ef" officeooo:paragraph-rsid="0051bda0" style:font-weight-asian="bold" style:font-weight-complex="bold"/>
    </style:style>
    <style:style style:name="P13" style:family="paragraph" style:parent-style-name="Standard">
      <style:text-properties fo:font-weight="bold" officeooo:rsid="002375b2" officeooo:paragraph-rsid="002375b2" style:font-weight-asian="bold" style:font-weight-complex="bold"/>
    </style:style>
    <style:style style:name="P14" style:family="paragraph" style:parent-style-name="Standard">
      <style:text-properties fo:font-weight="normal" officeooo:rsid="00245b9b" officeooo:paragraph-rsid="0026d7ec" style:font-weight-asian="normal" style:font-weight-complex="normal"/>
    </style:style>
    <style:style style:name="P15" style:family="paragraph" style:parent-style-name="Standard">
      <style:text-properties fo:font-weight="normal" officeooo:rsid="002e0853" officeooo:paragraph-rsid="00376c8a" style:font-weight-asian="normal" style:font-weight-complex="normal"/>
    </style:style>
    <style:style style:name="P16" style:family="paragraph" style:parent-style-name="Standard">
      <style:text-properties fo:font-weight="normal" officeooo:rsid="00376c8a" officeooo:paragraph-rsid="00376c8a" style:font-weight-asian="normal" style:font-weight-complex="normal"/>
    </style:style>
    <style:style style:name="P17" style:family="paragraph" style:parent-style-name="Standard">
      <style:text-properties fo:font-weight="normal" officeooo:rsid="0026d7ec" officeooo:paragraph-rsid="00428b1e" style:font-weight-asian="normal" style:font-weight-complex="normal"/>
    </style:style>
    <style:style style:name="P18" style:family="paragraph" style:parent-style-name="Standard">
      <style:text-properties fo:font-weight="normal" officeooo:rsid="00185034" officeooo:paragraph-rsid="001aa90d" style:font-weight-asian="normal" style:font-weight-complex="normal"/>
    </style:style>
    <style:style style:name="P19" style:family="paragraph" style:parent-style-name="Standard">
      <style:text-properties fo:font-weight="normal" officeooo:rsid="001edd15" officeooo:paragraph-rsid="005012ef" style:font-weight-asian="normal" style:font-weight-complex="normal"/>
    </style:style>
    <style:style style:name="P20" style:family="paragraph" style:parent-style-name="Standard">
      <style:text-properties fo:font-weight="normal" officeooo:rsid="00428b1e" officeooo:paragraph-rsid="00428b1e" style:font-weight-asian="normal" style:font-weight-complex="normal"/>
    </style:style>
    <style:style style:name="P21" style:family="paragraph" style:parent-style-name="Standard">
      <style:text-properties fo:font-weight="normal" officeooo:rsid="004f4f97" officeooo:paragraph-rsid="004f4f97" style:font-weight-asian="normal" style:font-weight-complex="normal"/>
    </style:style>
    <style:style style:name="P22" style:family="paragraph" style:parent-style-name="Standard">
      <style:text-properties officeooo:rsid="0026383a" officeooo:paragraph-rsid="0026383a"/>
    </style:style>
    <style:style style:name="P23" style:family="paragraph" style:parent-style-name="Standard">
      <style:text-properties officeooo:rsid="001ed4f1" officeooo:paragraph-rsid="0026d7ec"/>
    </style:style>
    <style:style style:name="P24" style:family="paragraph" style:parent-style-name="Standard">
      <style:text-properties officeooo:rsid="001ed4f1" officeooo:paragraph-rsid="00427f8b"/>
    </style:style>
    <style:style style:name="P25" style:family="paragraph" style:parent-style-name="Standard">
      <style:text-properties officeooo:rsid="00208fc1" officeooo:paragraph-rsid="0026d7ec"/>
    </style:style>
    <style:style style:name="P26" style:family="paragraph" style:parent-style-name="Standard">
      <style:text-properties officeooo:rsid="00245b9b" officeooo:paragraph-rsid="0026d7ec"/>
    </style:style>
    <style:style style:name="P27" style:family="paragraph" style:parent-style-name="Standard">
      <style:text-properties officeooo:rsid="00245b9b" officeooo:paragraph-rsid="00427f8b"/>
    </style:style>
    <style:style style:name="P28" style:family="paragraph" style:parent-style-name="Standard">
      <style:text-properties officeooo:rsid="0026d7ec" officeooo:paragraph-rsid="0026d7ec"/>
    </style:style>
    <style:style style:name="P29" style:family="paragraph" style:parent-style-name="Standard">
      <style:text-properties officeooo:rsid="0032b080" officeooo:paragraph-rsid="0032b080"/>
    </style:style>
    <style:style style:name="P30" style:family="paragraph" style:parent-style-name="Standard">
      <style:text-properties officeooo:paragraph-rsid="003a2f1d"/>
    </style:style>
    <style:style style:name="P31" style:family="paragraph" style:parent-style-name="Standard">
      <style:text-properties officeooo:rsid="0033aee8" officeooo:paragraph-rsid="00427f8b"/>
    </style:style>
    <style:style style:name="P32" style:family="paragraph" style:parent-style-name="Standard">
      <style:text-properties officeooo:rsid="00428b1e" officeooo:paragraph-rsid="00428b1e"/>
    </style:style>
    <style:style style:name="P33" style:family="paragraph" style:parent-style-name="Standard">
      <style:text-properties officeooo:rsid="00185034" officeooo:paragraph-rsid="001b9997"/>
    </style:style>
    <style:style style:name="P34" style:family="paragraph" style:parent-style-name="Standard" style:list-style-name="L1">
      <style:text-properties fo:font-weight="normal" officeooo:rsid="00289128" officeooo:paragraph-rsid="00289128" style:font-weight-asian="normal" style:font-weight-complex="normal"/>
    </style:style>
    <style:style style:name="P35" style:family="paragraph" style:parent-style-name="Standard" style:list-style-name="L1">
      <style:text-properties fo:font-weight="normal" officeooo:rsid="001ed4f1" officeooo:paragraph-rsid="00427f8b" style:font-weight-asian="normal" style:font-weight-complex="normal"/>
    </style:style>
    <style:style style:name="P36" style:family="paragraph" style:parent-style-name="Standard" style:list-style-name="L5">
      <style:text-properties fo:font-weight="normal" officeooo:rsid="004f4f97" officeooo:paragraph-rsid="004f4f97" style:font-weight-asian="normal" style:font-weight-complex="normal"/>
    </style:style>
    <style:style style:name="P37" style:family="paragraph" style:parent-style-name="Standard" style:list-style-name="L6">
      <style:text-properties fo:font-weight="normal" officeooo:rsid="0033fb39" officeooo:paragraph-rsid="0033fb39" style:font-weight-asian="normal" style:font-weight-complex="normal"/>
    </style:style>
    <style:style style:name="P38" style:family="paragraph" style:parent-style-name="Standard" style:list-style-name="L6">
      <style:text-properties fo:font-weight="normal" officeooo:rsid="0029dd33" officeooo:paragraph-rsid="0029dd33" style:font-weight-asian="normal" style:font-weight-complex="normal"/>
    </style:style>
    <style:style style:name="P39" style:family="paragraph" style:parent-style-name="Standard" style:list-style-name="L6">
      <style:text-properties fo:font-weight="normal" officeooo:rsid="0018eea8" officeooo:paragraph-rsid="002c2b72" style:font-weight-asian="normal" style:font-weight-complex="normal"/>
    </style:style>
    <style:style style:name="P40" style:family="paragraph" style:parent-style-name="Standard" style:list-style-name="L7">
      <style:text-properties fo:font-weight="normal" officeooo:rsid="0018eea8" officeooo:paragraph-rsid="003dfc1a" style:font-weight-asian="normal" style:font-weight-complex="normal"/>
    </style:style>
    <style:style style:name="P41" style:family="paragraph" style:parent-style-name="Standard" style:list-style-name="L6">
      <style:text-properties fo:font-weight="normal" officeooo:rsid="0026383a" officeooo:paragraph-rsid="002c7736" style:font-weight-asian="normal" style:font-weight-complex="normal"/>
    </style:style>
    <style:style style:name="P42" style:family="paragraph" style:parent-style-name="Standard" style:list-style-name="L7">
      <style:text-properties fo:font-weight="normal" officeooo:rsid="0026383a" officeooo:paragraph-rsid="0035c212" style:font-weight-asian="normal" style:font-weight-complex="normal"/>
    </style:style>
    <style:style style:name="P43" style:family="paragraph" style:parent-style-name="Standard" style:list-style-name="L6">
      <style:text-properties fo:font-weight="normal" officeooo:rsid="003a7268" officeooo:paragraph-rsid="003a7268" style:font-weight-asian="normal" style:font-weight-complex="normal"/>
    </style:style>
    <style:style style:name="P44" style:family="paragraph" style:parent-style-name="Standard" style:list-style-name="L6">
      <style:text-properties fo:font-weight="normal" officeooo:rsid="002e0cd3" officeooo:paragraph-rsid="002e0cd3" style:font-weight-asian="normal" style:font-weight-complex="normal"/>
    </style:style>
    <style:style style:name="P45" style:family="paragraph" style:parent-style-name="Standard" style:list-style-name="L9">
      <style:text-properties fo:font-weight="normal" officeooo:rsid="002e0cd3" officeooo:paragraph-rsid="0051bda0" style:font-weight-asian="normal" style:font-weight-complex="normal"/>
    </style:style>
    <style:style style:name="P46" style:family="paragraph" style:parent-style-name="Standard" style:list-style-name="L7">
      <style:text-properties fo:font-weight="normal" officeooo:rsid="0047526f" officeooo:paragraph-rsid="0047526f" style:font-weight-asian="normal" style:font-weight-complex="normal"/>
    </style:style>
    <style:style style:name="P47" style:family="paragraph" style:parent-style-name="Standard" style:list-style-name="L7">
      <style:text-properties fo:font-weight="normal" officeooo:rsid="003d42e4" officeooo:paragraph-rsid="003d42e4" style:font-weight-asian="normal" style:font-weight-complex="normal"/>
    </style:style>
    <style:style style:name="P48" style:family="paragraph" style:parent-style-name="Standard" style:list-style-name="L7">
      <style:text-properties fo:font-weight="normal" officeooo:rsid="00451579" officeooo:paragraph-rsid="00451579" style:font-weight-asian="normal" style:font-weight-complex="normal"/>
    </style:style>
    <style:style style:name="P49" style:family="paragraph" style:parent-style-name="Standard" style:list-style-name="L8">
      <style:text-properties fo:font-weight="normal" officeooo:rsid="00451579" officeooo:paragraph-rsid="00451579" style:font-weight-asian="normal" style:font-weight-complex="normal"/>
    </style:style>
    <style:style style:name="P50" style:family="paragraph" style:parent-style-name="Standard" style:list-style-name="L7">
      <style:text-properties fo:font-weight="normal" officeooo:rsid="0032b080" officeooo:paragraph-rsid="0032b080" style:font-weight-asian="normal" style:font-weight-complex="normal"/>
    </style:style>
    <style:style style:name="P51" style:family="paragraph" style:parent-style-name="Standard" style:list-style-name="L7">
      <style:text-properties fo:font-weight="normal" officeooo:rsid="00353aa2" officeooo:paragraph-rsid="00349b92" style:font-weight-asian="normal" style:font-weight-complex="normal"/>
    </style:style>
    <style:style style:name="P52" style:family="paragraph" style:parent-style-name="Standard" style:list-style-name="L9">
      <style:text-properties fo:font-weight="normal" officeooo:rsid="001d31b5" officeooo:paragraph-rsid="0051bda0" style:font-weight-asian="normal" style:font-weight-complex="normal"/>
    </style:style>
    <style:style style:name="P53" style:family="paragraph" style:parent-style-name="Standard" style:list-style-name="L9">
      <style:text-properties fo:font-weight="normal" officeooo:rsid="001edd15" officeooo:paragraph-rsid="0051bda0" style:font-weight-asian="normal" style:font-weight-complex="normal"/>
    </style:style>
    <style:style style:name="P54" style:family="paragraph" style:parent-style-name="Standard" style:list-style-name="L1">
      <style:text-properties officeooo:rsid="001ed4f1" officeooo:paragraph-rsid="00427f8b"/>
    </style:style>
    <style:style style:name="P55" style:family="paragraph" style:parent-style-name="Standard" style:list-style-name="L1">
      <style:text-properties officeooo:rsid="003c78ae" officeooo:paragraph-rsid="00427f8b"/>
    </style:style>
    <style:style style:name="P56" style:family="paragraph" style:parent-style-name="Standard" style:list-style-name="L2">
      <style:text-properties officeooo:rsid="002375b2" officeooo:paragraph-rsid="002375b2"/>
    </style:style>
    <style:style style:name="P57" style:family="paragraph" style:parent-style-name="Standard" style:list-style-name="L2">
      <style:text-properties fo:font-weight="bold" officeooo:rsid="002375b2" officeooo:paragraph-rsid="002375b2" style:font-weight-asian="bold" style:font-weight-complex="bold"/>
    </style:style>
    <style:style style:name="P58" style:family="paragraph" style:parent-style-name="Standard" style:list-style-name="L6">
      <style:text-properties fo:font-weight="bold" officeooo:rsid="0022c233" officeooo:paragraph-rsid="0022c233" style:font-weight-asian="bold" style:font-weight-complex="bold"/>
    </style:style>
    <style:style style:name="P59" style:family="paragraph" style:parent-style-name="Standard" style:list-style-name="L7">
      <style:text-properties fo:font-weight="bold" officeooo:rsid="0022c233" officeooo:paragraph-rsid="0029dd33" style:font-weight-asian="bold" style:font-weight-complex="bold"/>
    </style:style>
    <style:style style:name="P60" style:family="paragraph" style:parent-style-name="Standard" style:list-style-name="L6">
      <style:text-properties fo:font-weight="bold" officeooo:rsid="00289128" officeooo:paragraph-rsid="0026383a" style:font-weight-asian="bold" style:font-weight-complex="bold"/>
    </style:style>
    <style:style style:name="P61" style:family="paragraph" style:parent-style-name="Standard" style:list-style-name="L7">
      <style:text-properties fo:font-weight="bold" officeooo:rsid="0018eea8" officeooo:paragraph-rsid="003d42e4" style:font-weight-asian="bold" style:font-weight-complex="bold"/>
    </style:style>
    <style:style style:name="P62" style:family="paragraph" style:parent-style-name="Standard" style:list-style-name="L3">
      <style:text-properties officeooo:rsid="004cc9a6" officeooo:paragraph-rsid="004cc9a6"/>
    </style:style>
    <style:style style:name="P63" style:family="paragraph" style:parent-style-name="Standard" style:list-style-name="L3">
      <style:text-properties officeooo:rsid="0021a8e7" officeooo:paragraph-rsid="0021a8e7"/>
    </style:style>
    <style:style style:name="P64" style:family="paragraph" style:parent-style-name="Standard" style:list-style-name="L3">
      <style:text-properties officeooo:rsid="004655f2" officeooo:paragraph-rsid="004655f2"/>
    </style:style>
    <style:style style:name="P65" style:family="paragraph" style:parent-style-name="Standard" style:list-style-name="L4">
      <style:text-properties officeooo:paragraph-rsid="003a2f1d"/>
    </style:style>
    <style:style style:name="P66" style:family="paragraph" style:parent-style-name="Standard" style:list-style-name="L4">
      <style:text-properties officeooo:rsid="0036dbb2" officeooo:paragraph-rsid="003a2f1d"/>
    </style:style>
    <style:style style:name="P67" style:family="paragraph" style:parent-style-name="Standard" style:list-style-name="L4">
      <style:text-properties officeooo:rsid="0045e002" officeooo:paragraph-rsid="0045e002"/>
    </style:style>
    <style:style style:name="P68" style:family="paragraph" style:parent-style-name="Standard" style:list-style-name="L7">
      <style:text-properties officeooo:paragraph-rsid="00407a7e"/>
    </style:style>
    <style:style style:name="P69" style:family="paragraph" style:parent-style-name="Standard" style:list-style-name="L8">
      <style:text-properties officeooo:paragraph-rsid="003d42e4"/>
    </style:style>
    <style:style style:name="T1" style:family="text">
      <style:text-properties fo:font-weight="normal" officeooo:rsid="003d42e4" style:font-weight-asian="normal" style:font-weight-complex="normal"/>
    </style:style>
    <style:style style:name="T2" style:family="text">
      <style:text-properties fo:font-weight="normal" officeooo:rsid="002c7736" style:font-weight-asian="normal" style:font-weight-complex="normal"/>
    </style:style>
    <style:style style:name="T3" style:family="text">
      <style:text-properties fo:font-weight="normal" officeooo:rsid="00407a7e" style:font-weight-asian="normal" style:font-weight-complex="normal"/>
    </style:style>
    <style:style style:name="T4" style:family="text">
      <style:text-properties fo:font-weight="normal" officeooo:rsid="0051bda0" style:font-weight-asian="normal" style:font-weight-complex="normal"/>
    </style:style>
    <style:style style:name="T5" style:family="text">
      <style:text-properties officeooo:rsid="001aa90d"/>
    </style:style>
    <style:style style:name="T6" style:family="text">
      <style:text-properties fo:font-weight="bold" style:font-weight-asian="bold" style:font-weight-complex="bold"/>
    </style:style>
    <style:style style:name="T7" style:family="text">
      <style:text-properties fo:font-weight="bold" officeooo:rsid="002fc876" style:font-weight-asian="bold" style:font-weight-complex="bold"/>
    </style:style>
    <style:style style:name="T8" style:family="text">
      <style:text-properties fo:font-weight="bold" officeooo:rsid="003a7268" style:font-weight-asian="bold" style:font-weight-complex="bold"/>
    </style:style>
    <style:style style:name="T9" style:family="text">
      <style:text-properties fo:font-weight="bold" officeooo:rsid="0026383a" style:font-weight-asian="bold" style:font-weight-complex="bold"/>
    </style:style>
    <style:style style:name="T10" style:family="text">
      <style:text-properties fo:font-weight="bold" officeooo:rsid="003d42e4" style:font-weight-asian="bold" style:font-weight-complex="bold"/>
    </style:style>
    <style:style style:name="T11" style:family="text">
      <style:text-properties fo:font-weight="bold" officeooo:rsid="0026d7ec" style:font-weight-asian="bold" style:font-weight-complex="bold"/>
    </style:style>
    <style:style style:name="T12" style:family="text">
      <style:text-properties fo:font-weight="bold" officeooo:rsid="00401a02" style:font-weight-asian="bold" style:font-weight-complex="bold"/>
    </style:style>
    <style:style style:name="T13" style:family="text">
      <style:text-properties fo:font-weight="bold" officeooo:rsid="0028a214" style:font-weight-asian="bold" style:font-weight-complex="bold"/>
    </style:style>
    <style:style style:name="T14" style:family="text">
      <style:text-properties fo:font-weight="bold" officeooo:rsid="002c2b72" style:font-weight-asian="bold" style:font-weight-complex="bold"/>
    </style:style>
    <style:style style:name="T15" style:family="text">
      <style:text-properties fo:font-weight="bold" officeooo:rsid="00349b92" style:font-weight-asian="bold" style:font-weight-complex="bold"/>
    </style:style>
    <style:style style:name="T16" style:family="text">
      <style:text-properties officeooo:rsid="00204c47"/>
    </style:style>
    <style:style style:name="T17" style:family="text">
      <style:text-properties officeooo:rsid="0021a8e7"/>
    </style:style>
    <style:style style:name="T18" style:family="text">
      <style:text-properties officeooo:rsid="002375b2"/>
    </style:style>
    <style:style style:name="T19" style:family="text">
      <style:text-properties officeooo:rsid="00248594"/>
    </style:style>
    <style:style style:name="T20" style:family="text">
      <style:text-properties officeooo:rsid="0026383a"/>
    </style:style>
    <style:style style:name="T21" style:family="text">
      <style:text-properties officeooo:rsid="0026d7ec"/>
    </style:style>
    <style:style style:name="T22" style:family="text">
      <style:text-properties officeooo:rsid="003611fc"/>
    </style:style>
    <style:style style:name="T23" style:family="text">
      <style:text-properties officeooo:rsid="002fc876"/>
    </style:style>
    <style:style style:name="T24" style:family="text">
      <style:text-properties officeooo:rsid="00208fc1"/>
    </style:style>
    <style:style style:name="T25" style:family="text">
      <style:text-properties officeooo:rsid="0025108d"/>
    </style:style>
    <style:style style:name="T26" style:family="text">
      <style:text-properties officeooo:rsid="00245b9b"/>
    </style:style>
    <style:style style:name="T27" style:family="text">
      <style:text-properties officeooo:rsid="0028a214"/>
    </style:style>
    <style:style style:name="T28" style:family="text">
      <style:text-properties officeooo:rsid="002c2b72"/>
    </style:style>
    <style:style style:name="T29" style:family="text">
      <style:text-properties officeooo:rsid="002c7736"/>
    </style:style>
    <style:style style:name="T30" style:family="text">
      <style:text-properties officeooo:rsid="002f65f3"/>
    </style:style>
    <style:style style:name="T31" style:family="text">
      <style:text-properties officeooo:rsid="003159db"/>
    </style:style>
    <style:style style:name="T32" style:family="text">
      <style:text-properties officeooo:rsid="0035c212"/>
    </style:style>
    <style:style style:name="T33" style:family="text">
      <style:text-properties officeooo:rsid="003aaa44"/>
    </style:style>
    <style:style style:name="T34" style:family="text">
      <style:text-properties officeooo:rsid="002ec0b0"/>
    </style:style>
    <style:style style:name="T35" style:family="text">
      <style:text-properties officeooo:rsid="00365ffd"/>
    </style:style>
    <style:style style:name="T36" style:family="text">
      <style:text-properties officeooo:rsid="002cec5c"/>
    </style:style>
    <style:style style:name="T37" style:family="text">
      <style:text-properties officeooo:rsid="002b01b9"/>
    </style:style>
    <style:style style:name="T38" style:family="text">
      <style:text-properties officeooo:rsid="003a2f1d"/>
    </style:style>
    <style:style style:name="T39" style:family="text">
      <style:text-properties officeooo:rsid="003a7268"/>
    </style:style>
    <style:style style:name="T40" style:family="text">
      <style:text-properties officeooo:rsid="003bd54b"/>
    </style:style>
    <style:style style:name="T41" style:family="text">
      <style:text-properties officeooo:rsid="003d42e4"/>
    </style:style>
    <style:style style:name="T42" style:family="text">
      <style:text-properties officeooo:rsid="003e712e"/>
    </style:style>
    <style:style style:name="T43" style:family="text">
      <style:text-properties officeooo:rsid="00427f8b"/>
    </style:style>
    <style:style style:name="T44" style:family="text">
      <style:text-properties officeooo:rsid="002fc2ef"/>
    </style:style>
    <style:style style:name="T45" style:family="text">
      <style:text-properties officeooo:rsid="00428b1e"/>
    </style:style>
    <style:style style:name="T46" style:family="text">
      <style:text-properties officeooo:rsid="0043176a"/>
    </style:style>
    <style:style style:name="T47" style:family="text">
      <style:text-properties officeooo:rsid="004e2308"/>
    </style:style>
    <style:style style:name="T48" style:family="text">
      <style:text-properties officeooo:rsid="004f4f97"/>
    </style:style>
    <style:style style:name="T49" style:family="text">
      <style:text-properties officeooo:rsid="0056060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GH Sheep Protocol</text:p>
      <text:p text:style-name="P7"/>
      <text:p text:style-name="P8"><text:span text:style-name="T34">M</text:span>aterials <text:span text:style-name="T43">checklist</text:span>:</text:p>
      <text:p text:style-name="P20">Book relevant materials on google calendars <text:span text:style-name="T48">[ ]</text:span></text:p>
      <text:p text:style-name="P21">Book dash monitor Brian </text:p>
      <text:p text:style-name="P21"/>
      <text:p text:style-name="P5"><text:span text:style-name="T45">C</text:span>omputational cart:</text:p>
      <text:p text:style-name="P15">- <text:span text:style-name="T45">IVUS machine </text:span><text:span text:style-name="T47">[ </text:span><text:span text:style-name="T49">y</text:span><text:span text:style-name="T47">]</text:span></text:p>
      <text:p text:style-name="P15">- EM station <text:span text:style-name="T47">[ </text:span><text:span text:style-name="T49">y</text:span><text:span text:style-name="T47">]</text:span></text:p>
      <text:p text:style-name="P15">- <text:span text:style-name="T45">EM emitter </text:span><text:span text:style-name="T47">[</text:span><text:span text:style-name="T49">y</text:span><text:span text:style-name="T47"> ]</text:span></text:p>
      <text:p text:style-name="P17">- Anthony lab EM tracker stand <text:span text:style-name="T47">[ </text:span><text:span text:style-name="T49">y</text:span><text:span text:style-name="T47">]</text:span></text:p>
      <text:p text:style-name="P15">- PIM module <text:span text:style-name="T47">[ </text:span><text:span text:style-name="T49">y</text:span><text:span text:style-name="T47">]</text:span></text:p>
      <text:p text:style-name="P15">- USB splitter <text:span text:style-name="T47">[ </text:span><text:span text:style-name="T49">y</text:span><text:span text:style-name="T47">]</text:span></text:p>
      <text:p text:style-name="P15">- <text:span text:style-name="T45">pullback device </text:span><text:span text:style-name="T47">[ </text:span><text:span text:style-name="T49">y</text:span><text:span text:style-name="T47">]</text:span></text:p>
      <text:p text:style-name="P15">- <text:span text:style-name="T45">pullback device power chord </text:span><text:span text:style-name="T47">[ </text:span><text:span text:style-name="T49">y</text:span><text:span text:style-name="T47">]</text:span></text:p>
      <text:p text:style-name="P15">- <text:span text:style-name="T45">pullback device USB cable </text:span><text:span text:style-name="T47">[ ]</text:span></text:p>
      <text:p text:style-name="P15">- <text:span text:style-name="T45">dash monitor cable </text:span><text:span text:style-name="T47">[ ]</text:span></text:p>
      <text:p text:style-name="P15">- computer <text:span text:style-name="T47">[ </text:span><text:span text:style-name="T49">y</text:span><text:span text:style-name="T47">]</text:span></text:p>
      <text:p text:style-name="P15">- computer monitor facing out <text:span text:style-name="T47">[ </text:span><text:span text:style-name="T49">y</text:span><text:span text:style-name="T47">]</text:span></text:p>
      <text:p text:style-name="P15">- computer charger <text:span text:style-name="T47">[ </text:span><text:span text:style-name="T49">y</text:span><text:span text:style-name="T47">]</text:span></text:p>
      <text:p text:style-name="P15">- frame grabber <text:span text:style-name="T47">[</text:span><text:span text:style-name="T49">y</text:span><text:span text:style-name="T47"> ]</text:span></text:p>
      <text:p text:style-name="P16">- optional: frame grabber for fluoro <text:span text:style-name="T47">[ ]</text:span></text:p>
      <text:p text:style-name="P15">- mouse <text:span text:style-name="T47">[ ]</text:span></text:p>
      <text:p text:style-name="P15">- keyboard <text:span text:style-name="T47">[ ]</text:span></text:p>
      <text:p text:style-name="P15">- <text:span text:style-name="T35">supply boxes </text:span><text:span text:style-name="T47">[ </text:span><text:span text:style-name="T49">y</text:span><text:span text:style-name="T47">]</text:span></text:p>
      <text:p text:style-name="P15">- <text:span text:style-name="T33">dash monitor </text:span><text:span text:style-name="T47">[ </text:span><text:span text:style-name="T49">y</text:span><text:span text:style-name="T47">]</text:span></text:p>
      <text:p text:style-name="P15">- <text:span text:style-name="T45">camera </text:span><text:span text:style-name="T47">[ </text:span><text:span text:style-name="T49">y</text:span><text:span text:style-name="T47">]</text:span></text:p>
      <text:p text:style-name="P15">- <text:span text:style-name="T45">camera stand </text:span><text:span text:style-name="T47">[</text:span><text:span text:style-name="T49">y</text:span><text:span text:style-name="T47"> ]</text:span></text:p>
      <text:p text:style-name="P15">- <text:span text:style-name="T45">iPhone stand </text:span><text:span text:style-name="T47">[</text:span><text:span text:style-name="T49">y</text:span><text:span text:style-name="T47"> ]</text:span></text:p>
      <text:p text:style-name="P15"/>
      <text:p text:style-name="P4">supplies:</text:p>
      <text:p text:style-name="P23">- <text:span text:style-name="T23">printed protocol </text:span><text:span text:style-name="T47">[</text:span><text:span text:style-name="T49">y</text:span><text:span text:style-name="T47"> ]</text:span></text:p>
      <text:p text:style-name="P28">- barbell weights <text:span text:style-name="T47">[</text:span><text:span text:style-name="T49">y</text:span><text:span text:style-name="T47"> ]</text:span></text:p>
      <text:p text:style-name="P23">- IVUS <text:span text:style-name="T24">+ EM </text:span>catheters <text:span text:style-name="T47">[</text:span><text:span text:style-name="T49">y</text:span><text:span text:style-name="T47"> ]</text:span></text:p>
      <text:p text:style-name="P25">- steerable EM catheter <text:span text:style-name="T47">[</text:span><text:span text:style-name="T49">y</text:span><text:span text:style-name="T47"> ]</text:span></text:p>
      <text:p text:style-name="P23">- <text:span text:style-name="T24">computer monitor </text:span><text:span text:style-name="T47">[</text:span><text:span text:style-name="T49">y</text:span><text:span text:style-name="T47"> ]</text:span></text:p>
      <text:p text:style-name="P23">- <text:span text:style-name="T24">guiding catheters </text:span><text:span text:style-name="T47">[ </text:span><text:span text:style-name="T49">y</text:span><text:span text:style-name="T47">]</text:span></text:p>
      <text:p text:style-name="P23">- <text:span text:style-name="T24">dryseal </text:span><text:span text:style-name="T47">[ </text:span><text:span text:style-name="T49">y</text:span><text:span text:style-name="T47">]</text:span></text:p>
      <text:p text:style-name="P23">- <text:span text:style-name="T24">dilators </text:span><text:span text:style-name="T47">[ </text:span><text:span text:style-name="T49">y</text:span><text:span text:style-name="T47">]</text:span></text:p>
      <text:p text:style-name="P25">- guidewire<text:span text:style-name="T25">s </text:span><text:span text:style-name="T47">[</text:span><text:span text:style-name="T49">y</text:span><text:span text:style-name="T47"> ]</text:span></text:p>
      <text:p text:style-name="P25">- contrast a<text:span text:style-name="T47">g</text:span>ent <text:span text:style-name="T47">[</text:span><text:span text:style-name="T49">y</text:span><text:span text:style-name="T47"> ]</text:span></text:p>
      <text:p text:style-name="P29">- saline <text:span text:style-name="T47">[ ]</text:span></text:p>
      <text:p text:style-name="P25">- puffing catheters <text:span text:style-name="T47">[ </text:span><text:span text:style-name="T49">y</text:span><text:span text:style-name="T47">]</text:span></text:p>
      <text:p text:style-name="P25">- <text:span text:style-name="T26">surgical drapes </text:span><text:span text:style-name="T47">[</text:span><text:span text:style-name="T49">y</text:span><text:span text:style-name="T47"> ]</text:span></text:p>
      <text:p text:style-name="P26">- ECG electrodes <text:span text:style-name="T47">[</text:span><text:span text:style-name="T49">y</text:span><text:span text:style-name="T47"> ]</text:span></text:p>
      <text:p text:style-name="P14">- <text:span text:style-name="T22">syringes for contrast agent injection </text:span><text:span text:style-name="T47">[</text:span><text:span text:style-name="T49">y</text:span><text:span text:style-name="T47"> ]</text:span></text:p>
      <text:p text:style-name="P23"/>
      <text:p text:style-name="P27"/>
      <text:p text:style-name="P24"/>
      <text:p text:style-name="P10"><text:soft-page-break/>Room Setup:</text:p>
      <text:p text:style-name="P9"/>
      <text:p text:style-name="P9"><text:span text:style-name="T45">E</text:span><text:span text:style-name="T44">lectronics </text:span>setup <text:span text:style-name="T48">(obvious)</text:span>:</text:p>
      <text:p text:style-name="P24">- setup power strip </text:p>
      <text:p text:style-name="P24">- <text:span text:style-name="T44">power on IVUS</text:span></text:p>
      <text:p text:style-name="P24">- <text:span text:style-name="T44">set up EM emitter stand, power on EM station</text:span></text:p>
      <text:p text:style-name="P31">- plug in computer charger and usb-splitter</text:p>
      <text:p text:style-name="P14"/>
      <text:p text:style-name="P6">Pullback device setup:</text:p>
      <text:list xml:id="list1246789525" text:style-name="L1">
        <text:list-item>
          <text:p text:style-name="P34">Ask staff if MGH dash monitor can be used for monitoring ECG </text:p>
        </text:list-item>
        <text:list-item>
          <text:p text:style-name="P54">setup pullback device on tripod</text:p>
        </text:list-item>
        <text:list-item>
          <text:p text:style-name="P54">connect ECG electrodes to dash monitor</text:p>
        </text:list-item>
        <text:list-item>
          <text:p text:style-name="P55">connect ECG electrodes to animal</text:p>
        </text:list-item>
        <text:list-item>
          <text:p text:style-name="P35">connect dash monitor to pullback device</text:p>
        </text:list-item>
      </text:list>
      <text:p text:style-name="P33"/>
      <text:p text:style-name="P13">EM tracker stand setup :</text:p>
      <text:list xml:id="list961766811" text:style-name="L2">
        <text:list-item>
          <text:p text:style-name="P56">Position EM tracker at level of pig’s abdomen (where we want tracking to be most accurate)</text:p>
        </text:list-item>
        <text:list-item>
          <text:p text:style-name="P56">Place a barbell on EM tracker stand <text:span text:style-name="T48">[ ]</text:span></text:p>
        </text:list-item>
        <text:list-item>
          <text:p text:style-name="P57">Give warning to team and animal facility staff not to move EM tracker stand <text:span text:style-name="T48">[ ]</text:span></text:p>
        </text:list-item>
      </text:list>
      <text:p text:style-name="Standard"/>
      <text:p text:style-name="P2">Camera setup:</text:p>
      <text:list xml:id="list216366043" text:style-name="L3">
        <text:list-item>
          <text:p text:style-name="P62">Check if fluoro machine has a frame grabber port!! <text:span text:style-name="T48">[ ]</text:span></text:p>
        </text:list-item>
        <text:list-item>
          <text:p text:style-name="P63">Ensure iPhone is set to record at 60fps <text:span text:style-name="T48">[ ]</text:span></text:p>
        </text:list-item>
        <text:list-item>
          <text:p text:style-name="P63">Ensure fluoro machine is in record mode / connect a frame grabber <text:span text:style-name="T48">[ ]</text:span></text:p>
        </text:list-item>
        <text:list-item>
          <text:p text:style-name="P63">Station camera with view of operator, C-arm, ultrasound <text:span text:style-name="T19">3D </text:span>display, <text:span text:style-name="T20">ECG signal, pullback device,</text:span> <text:span text:style-name="T19">and possibly EM tracker stand</text:span> <text:span text:style-name="T48">[ ]</text:span></text:p>
        </text:list-item>
        <text:list-item>
          <text:p text:style-name="P64">station other camera / iPhone to record fluoro screen <text:span text:style-name="T48">[ ]</text:span></text:p>
        </text:list-item>
      </text:list>
      <text:p text:style-name="P22"/>
      <text:p text:style-name="P30"><text:span text:style-name="T8">C</text:span><text:span text:style-name="T7">omputer setup:</text:span></text:p>
      <text:list xml:id="list2889761036" text:style-name="L4">
        <text:list-item>
          <text:p text:style-name="P65"><text:span text:style-name="T23">ensure correct calibration </text:span><text:span text:style-name="T38">file</text:span><text:span text:style-name="T23"> loaded </text:span><text:span text:style-name="T38">for catheter </text:span><text:span text:style-name="T48">[ ]</text:span></text:p>
        </text:list-item>
        <text:list-item>
          <text:p text:style-name="P66">ensure correct ML model loaded <text:span text:style-name="T48">[ ]</text:span></text:p>
        </text:list-item>
        <text:list-item>
          <text:p text:style-name="P65"><text:span text:style-name="T37">presave data directories </text:span><text:span text:style-name="T36">on computer </text:span><text:span text:style-name="T48">[ ]</text:span></text:p>
        </text:list-item>
        <text:list-item>
          <text:p text:style-name="P65"><text:span text:style-name="T36">activate frame grabber, ensure aortascope workin</text:span><text:span text:style-name="T38">g </text:span><text:span text:style-name="T48">[ ]</text:span></text:p>
          <text:p text:style-name="P67"/>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Protocol:</text:p>
      <text:p text:style-name="P32"/>
      <text:p text:style-name="P1">Gaining access:</text:p>
      <text:list xml:id="list1343935117" text:style-name="L5">
        <text:list-item>
          <text:p text:style-name="P36">0.018 wire</text:p>
        </text:list-item>
        <text:list-item>
          <text:p text:style-name="P36">12 Fr dilator, 12 Fr sheath</text:p>
        </text:list-item>
        <text:list-item>
          <text:p text:style-name="P36"><text:s/>0.018 IVUS</text:p>
        </text:list-item>
      </text:list>
      <text:p text:style-name="P18"/>
      <text:p text:style-name="P2">Pullback <text:span text:style-name="T17">(repeat for each dataset collection)</text:span>:</text:p>
      <text:list xml:id="list4024884871" text:style-name="L6">
        <text:list-item>
          <text:p text:style-name="P37">Ensure <text:span text:style-name="T6">gating </text:span><text:span text:style-name="T15">is</text:span><text:span text:style-name="T6"> on</text:span> and other yaml parameters look correct, <text:span text:style-name="T46">check whether fluoro arm creates EM interference (when both on and off)</text:span></text:p>
        </text:list-item>
        <text:list-item>
          <text:p text:style-name="P58">Remind staff in room not to touch EM tracker stand <text:span text:style-name="T18">from this point onwards </text:span><text:span text:style-name="T48">[ ]</text:span></text:p>
        </text:list-item>
        <text:list-item>
          <text:p text:style-name="P38">Create <text:span text:style-name="T28">an </text:span><text:span text:style-name="T14">empty dataset folder </text:span><text:span text:style-name="T28">for pullback data and load preop data into it</text:span></text:p>
        </text:list-item>
        <text:list-item>
          <text:p text:style-name="P38"><text:span text:style-name="T39">Plug IVUS catheter in and </text:span><text:span text:style-name="T8">e</text:span><text:span text:style-name="T6">nsure adequate ultrasound imaging quality </text:span><text:span text:style-name="T28">before recording </text:span><text:span text:style-name="T39">and that catheter is outside the sheath</text:span></text:p>
        </text:list-item>
        <text:list-item>
          <text:p text:style-name="P39"><text:span text:style-name="T27">Start recording with </text:span><text:span text:style-name="T13">(1) </text:span><text:span text:style-name="T6">camera </text:span><text:span text:style-name="T13">in room, (2) <text:s/>screen recording, (3) click ‘start recording’ in aortascope, and (4) click start pullback dev</text:span><text:span text:style-name="T14">i</text:span><text:span text:style-name="T13">ce in that order</text:span></text:p>
        </text:list-item>
        <text:list-item>
          <text:p text:style-name="P41"><text:span text:style-name="T29">(for one experiment) </text:span><text:span text:style-name="T6">Take a picture and video of OR setup</text:span> that includes – EM tracker stand, C-arm, ECG signal, pullback device, operator, ultrasound 3D display</text:p>
        </text:list-item>
        <text:list-item>
          <text:p text:style-name="P38">Pull to the end of the distal abdominal aorta <text:span text:style-name="T28">smoothly and continuously, (1) </text:span><text:span text:style-name="T14">click ‘save data’, then (2) ‘stop pullback device’.</text:span></text:p>
          <text:list>
            <text:list-item>
              <text:p text:style-name="P43">If you used the steerable system, pull the whole system back together <text:span text:style-name="T40">(catheter + sheath) </text:span>with no relative displacement between the components</text:p>
            </text:list-item>
          </text:list>
        </text:list-item>
        <text:list-item>
          <text:p text:style-name="P44">Flush IVUS catheter with saline</text:p>
          <text:p text:style-name="P60"/>
        </text:list-item>
      </text:list>
      <text:p text:style-name="P19"/>
      <text:p text:style-name="P2">Side branch navigation:</text:p>
      <text:list xml:id="list165370596" text:style-name="L7">
        <text:list-item>
          <text:p text:style-name="P46">Turn<text:span text:style-name="T6"> ‘record_poses’ </text:span>parameter on</text:p>
        </text:list-item>
        <text:list-item>
          <text:p text:style-name="P68"><text:span text:style-name="T3">Position the </text:span><text:span text:style-name="T4">Carm</text:span><text:span text:style-name="T3"> so that it includes a view of all abdominal branches and the distal abdominal aorta, use contrast as needed</text:span></text:p>
        </text:list-item>
        <text:list-item>
          <text:p text:style-name="P59">Remind staff in room not to touch EM tracker stand </text:p>
        </text:list-item>
        <text:list-item>
          <text:p text:style-name="P61"><text:span text:style-name="T27">Start recording with (1) </text:span>camera <text:span text:style-name="T27">in room, (2) <text:s/>screen recording</text:span></text:p>
        </text:list-item>
        <text:list-item>
          <text:p text:style-name="P47"><text:span text:style-name="T6">Start the clock </text:span>– interventionalist attempts to cannulate Celiac, SMA, LRA, and RRA as quickly as possible from top to bottom</text:p>
          <text:list>
            <text:list-item>
              <text:p text:style-name="P47">Ultrasound view is continuously <text:span text:style-name="T6">manipulated to be at 90 degrees</text:span> to the vessel for clear side view</text:p>
            </text:list-item>
            <text:list-item>
              <text:p text:style-name="P40">perform a <text:span text:style-name="T6">shot of fluoroscopy to verify successful cannulation </text:span><text:span text:style-name="T11">(quick puff of contrast </text:span><text:span text:style-name="T12">through the steerable catheter</text:span><text:span text:style-name="T32"> </text:span><text:span text:style-name="T21">on ONE of the cannulations, </text:span><text:span text:style-name="T32">taking a video </text:span><text:span text:style-name="T42">while doing so</text:span><text:span text:style-name="T21">)</text:span></text:p>
            </text:list-item>
            <text:list-item>
              <text:p text:style-name="P47">Record time each time a vessel is cannulated, pausing timer when cannulation has been verified to reset (use ‘lap’ function on iPhone and take screenshot at end of study)</text:p>
            </text:list-item>
            <text:list-item>
              <text:p text:style-name="P48">Record the fluoro use time for each vessel</text:p>
            </text:list-item>
            <text:list-item>
              <text:p text:style-name="P47">Record <text:span text:style-name="T6">time in datasheet</text:span> when 90 degree view of the next vessel is achieved</text:p>
            </text:list-item>
          </text:list>
        </text:list-item>
        <text:list-item>
          <text:p text:style-name="P42"><text:span text:style-name="T29">(for one experiment) </text:span><text:span text:style-name="T6">Take a picture and video </text:span>of OR setup that includes – EM tracker stand, C-arm, ECG signal, pullback device, operator, ultrasound 3D display</text:p>
        </text:list-item>
        <text:list-item>
          <text:p text:style-name="P50"><text:span text:style-name="T6">Flush steerable catheter</text:span> with saline <text:span text:style-name="T41">after each experiment</text:span></text:p>
          <text:p text:style-name="P51"/>
        </text:list-item>
      </text:list>
      <text:p text:style-name="P1"/>
      <text:p text:style-name="P1"/>
      <text:p text:style-name="P1"/>
      <text:p text:style-name="P1"/>
      <text:p text:style-name="P3"><text:soft-page-break/>Fluoro comparison</text:p>
      <text:list xml:id="list562656517" text:style-name="L8">
        <text:list-item>
          <text:p text:style-name="P49">Leave fluoro machine in same spot</text:p>
        </text:list-item>
        <text:list-item>
          <text:p text:style-name="P49">Using same catheter, attempt to cannulate all vessels beginning at the distal abdominal aorta</text:p>
        </text:list-item>
        <text:list-item>
          <text:p text:style-name="P49">Rotate C-arm as necessary, including rotation in required cannulation time</text:p>
        </text:list-item>
        <text:list-item>
          <text:p text:style-name="P49"><text:span text:style-name="T6">Record the fluoro use time</text:span> for each vessel</text:p>
        </text:list-item>
        <text:list-item>
          <text:p text:style-name="P69"><text:span text:style-name="T2">(for one experiment) </text:span><text:span text:style-name="T9">Take </text:span><text:span text:style-name="T10">video of surgeon rotating C-arm</text:span><text:span text:style-name="T1"> to gain 90 degree view of vessel while trying to cannulate and injecting contrast at same time</text:span></text:p>
        </text:list-item>
      </text:list>
      <text:p text:style-name="P1"/>
      <text:p text:style-name="P12">(Optional)</text:p>
      <text:p text:style-name="P11"><text:span text:style-name="T5">N</text:span>avigating aortic arch – approach 1 (easy approach) – <text:span text:style-name="T16">use precurved guiding catheter</text:span></text:p>
      <text:list xml:id="list2061701171" text:style-name="L9">
        <text:list-item>
          <text:p text:style-name="P52">Feed a guiding catheter over the wire and navigate it up to the base of the aortic arch</text:p>
        </text:list-item>
        <text:list-item>
          <text:p text:style-name="P52">Using fluoroscopy as guidance, rotate the guiding catheter to point in the direction of the aortic arch and pass an 0.018” or 0.014” wire through until it reaches the base of the aortic root</text:p>
          <text:list>
            <text:list-item>
              <text:p text:style-name="P45">inject a puff of contrast if aortic root direction is unclear, <text:span text:style-name="T30">take a picture </text:span><text:span text:style-name="T31">for paper</text:span></text:p>
            </text:list-item>
          </text:list>
        </text:list-item>
        <text:list-item>
          <text:p text:style-name="P53">Remove the guiding catheter</text:p>
        </text:list-item>
        <text:list-item>
          <text:p text:style-name="P53">Test to see if the IVUS catheter can be feed around the aortic arch with minimal force without entering the head branche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09-10T10:29:31.898438723</dc:date>
    <meta:editing-duration>PT2H22M47S</meta:editing-duration>
    <meta:editing-cycles>58</meta:editing-cycles>
    <meta:document-statistic meta:table-count="0" meta:image-count="0" meta:object-count="0" meta:page-count="4" meta:paragraph-count="114" meta:word-count="1043" meta:character-count="5545" meta:non-whitespace-character-count="4655"/>
  </office:meta>
</office:document-meta>
</file>